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fkGroteskNeue" svg:font-family="fkGroteskNeue, ui-sans-serif, system-ui, apple-system, BlinkMacSystemFont, 'Segoe UI', Roboto, 'Helvetica Neue', Arial, 'Noto Sans', sans-serif, 'Apple Color Emoji', 'Segoe UI Emoji', 'Segoe UI Symbol', 'Noto Color Emoji', 'Hiragino Sans', 'PingFang SC', 'Apple SD Gothic Neo', 'Yu Gothic', 'Microsoft YaHei', 'Microsoft JhengHei', Meiryo"/>
  </office:font-face-decls>
  <office:automatic-styles>
    <style:style style:name="P1" style:family="paragraph" style:parent-style-name="Standard">
      <style:text-properties officeooo:rsid="000e1459" officeooo:paragraph-rsid="000e1459"/>
    </style:style>
    <style:style style:name="P2" style:family="paragraph" style:parent-style-name="Standard">
      <style:text-properties officeooo:rsid="000e1459" officeooo:paragraph-rsid="001373a3"/>
    </style:style>
    <style:style style:name="P3" style:family="paragraph" style:parent-style-name="Standard">
      <style:text-properties fo:font-weight="bold" officeooo:rsid="000e1459" officeooo:paragraph-rsid="000e1459" style:font-weight-asian="bold" style:font-weight-complex="bold"/>
    </style:style>
    <style:style style:name="P4" style:family="paragraph" style:parent-style-name="Standard">
      <style:text-properties fo:color="#069a2e" loext:opacity="100%" officeooo:rsid="000e1459" officeooo:paragraph-rsid="000e1459"/>
    </style:style>
    <style:style style:name="P5" style:family="paragraph" style:parent-style-name="Standard">
      <style:text-properties fo:color="#069a2e" loext:opacity="100%" officeooo:rsid="000e1459" officeooo:paragraph-rsid="001373a3"/>
    </style:style>
    <style:style style:name="P6" style:family="paragraph" style:parent-style-name="Standard">
      <style:text-properties fo:color="#069a2e" loext:opacity="100%" fo:font-weight="bold" officeooo:rsid="000e1459" officeooo:paragraph-rsid="000e1459" style:font-weight-asian="bold" style:font-weight-complex="bold"/>
    </style:style>
    <style:style style:name="P7" style:family="paragraph" style:parent-style-name="Standard">
      <style:text-properties style:font-name="Times New Roman" fo:font-size="11pt" fo:font-style="italic" fo:font-weight="normal" officeooo:rsid="000e1459" officeooo:paragraph-rsid="000e1459" style:font-size-asian="11pt" style:font-style-asian="italic" style:font-weight-asian="normal" style:font-size-complex="11pt" style:font-style-complex="italic" style:font-weight-complex="normal"/>
    </style:style>
    <style:style style:name="P8" style:family="paragraph" style:parent-style-name="Horizontal_20_Line">
      <style:text-properties fo:font-size="12pt" style:font-size-asian="12pt" style:font-size-complex="12pt"/>
    </style:style>
    <style:style style:name="P9" style:family="paragraph" style:parent-style-name="Heading_20_1">
      <style:text-properties fo:font-size="14pt" style:font-size-asian="14pt" style:font-size-complex="14pt"/>
    </style:style>
    <style:style style:name="P10" style:family="paragraph" style:parent-style-name="Heading_20_1">
      <style:text-properties fo:font-size="12pt" style:font-size-asian="12pt" style:font-size-complex="12pt"/>
    </style:style>
    <style:style style:name="P11" style:family="paragraph" style:parent-style-name="Heading_20_2">
      <style:text-properties fo:font-weight="bold" officeooo:rsid="000e1459" officeooo:paragraph-rsid="000e1459" style:font-weight-asian="bold" style:font-weight-complex="bold"/>
    </style:style>
    <style:style style:name="P12" style:family="paragraph" style:parent-style-name="Heading_20_2">
      <style:paragraph-properties fo:margin-left="0in" fo:margin-right="0in" fo:text-indent="0in" style:auto-text-indent="false" fo:padding="0in" fo:border="none"/>
      <style:text-properties fo:color="#3465a4" loext:opacity="100%"/>
    </style:style>
    <style:style style:name="P13" style:family="paragraph" style:parent-style-name="Heading_20_3">
      <style:text-properties fo:font-size="12pt" style:font-size-asian="12pt" style:font-size-complex="12pt"/>
    </style:style>
    <style:style style:name="P14" style:family="paragraph" style:parent-style-name="Preformatted_20_Text">
      <style:paragraph-properties fo:margin-left="0in" fo:margin-right="0in" fo:text-indent="0in" style:auto-text-indent="false" style:writing-mode="lr-tb"/>
    </style:style>
    <style:style style:name="P15"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16" style:family="paragraph" style:parent-style-name="Preformatted_20_Text">
      <style:paragraph-properties style:writing-mode="lr-tb"/>
    </style:style>
    <style:style style:name="P17" style:family="paragraph" style:parent-style-name="Preformatted_20_Text">
      <style:paragraph-properties fo:margin-top="0in" fo:margin-bottom="0.1965in" style:contextual-spacing="false" style:writing-mode="lr-tb"/>
    </style:style>
    <style:style style:name="P18" style:family="paragraph" style:parent-style-name="Preformatted_20_Text" style:list-style-name="L2">
      <style:paragraph-properties fo:margin-left="0in" fo:margin-right="0in" fo:margin-top="0in" fo:margin-bottom="0.1965in" style:contextual-spacing="false" fo:text-indent="0in" style:auto-text-indent="false" style:writing-mode="lr-tb"/>
    </style:style>
    <style:style style:name="P19" style:family="paragraph" style:parent-style-name="Preformatted_20_Text" style:list-style-name="L9">
      <style:paragraph-properties fo:margin-top="0in" fo:margin-bottom="0.1965in" style:contextual-spacing="false" style:writing-mode="lr-tb"/>
    </style:style>
    <style:style style:name="P20" style:family="paragraph" style:parent-style-name="Preformatted_20_Text" style:list-style-name="L9">
      <style:paragraph-properties fo:margin-left="0in" fo:margin-right="0in" fo:text-indent="0in" style:auto-text-indent="false" style:writing-mode="lr-tb"/>
    </style:style>
    <style:style style:name="P21" style:family="paragraph" style:parent-style-name="Standard">
      <style:text-properties fo:font-weight="bold" officeooo:rsid="000e1459" officeooo:paragraph-rsid="000e1459"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1ddb52" officeooo:paragraph-rsid="001ddb52" style:font-weight-asian="bold" style:font-weight-complex="bold"/>
    </style:style>
    <style:style style:name="P23" style:family="paragraph" style:parent-style-name="Standard">
      <style:text-properties fo:font-variant="normal" fo:text-transform="none" style:font-name="Times New Roman" fo:font-size="12pt" fo:letter-spacing="normal" fo:font-style="normal" style:text-underline-style="none" fo:font-weight="normal" officeooo:rsid="001ddb52" officeooo:paragraph-rsid="001ddb52" style:font-size-asian="12pt" style:font-weight-asian="bold" style:font-size-complex="12pt" style:font-weight-complex="bold"/>
    </style:style>
    <style:style style:name="P24" style:family="paragraph" style:parent-style-name="Standard">
      <style:text-properties fo:color="#3465a4" loext:opacity="100%" fo:font-size="18pt" style:text-underline-style="solid" style:text-underline-width="auto" style:text-underline-color="font-color" fo:font-weight="bold" officeooo:rsid="001ddb52" officeooo:paragraph-rsid="001ddb52" style:font-size-asian="18pt" style:font-weight-asian="bold" style:font-size-complex="18pt" style:font-weight-complex="bold"/>
    </style:style>
    <style:style style:name="P25" style:family="paragraph" style:parent-style-name="Text_20_body" style:list-style-name="L1">
      <style:paragraph-properties fo:margin-left="0in" fo:margin-right="0in" fo:text-indent="0in" style:auto-text-indent="false" fo:padding="0in" fo:border="none"/>
    </style:style>
    <style:style style:name="P26" style:family="paragraph" style:parent-style-name="Text_20_body">
      <style:paragraph-properties fo:margin-left="0in" fo:margin-right="0in" fo:text-indent="0in" style:auto-text-indent="false" fo:padding="0in" fo:border="none"/>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8">
      <style:text-properties fo:color="#c9211e" loext:opacity="100%"/>
    </style:style>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1"/>
    <style:style style:name="P48" style:family="paragraph" style:parent-style-name="Text_20_body" style:list-style-name="L22"/>
    <style:style style:name="P49" style:family="paragraph" style:parent-style-name="Text_20_body">
      <style:text-properties fo:font-size="12pt" style:font-size-asian="12pt" style:font-size-complex="12pt"/>
    </style:style>
    <style:style style:name="P50" style:family="paragraph" style:parent-style-name="Text_20_body" style:list-style-name="L21">
      <style:text-properties fo:font-size="12pt" style:font-size-asian="12pt" style:font-size-complex="12pt"/>
    </style:style>
    <style:style style:name="T1" style:family="text">
      <style:text-properties fo:color="#c9211e" loext:opacity="100%"/>
    </style:style>
    <style:style style:name="T2" style:family="text">
      <style:text-properties fo:font-size="15pt" style:font-size-asian="15pt" style:font-size-complex="15pt"/>
    </style:style>
    <style:style style:name="T3" style:family="text">
      <style:text-properties fo:font-size="12pt" style:font-size-asian="12pt" style:font-size-complex="12pt"/>
    </style:style>
    <style:style style:name="T4" style:family="text">
      <style:text-properties fo:color="#3465a4" loext:opacity="100%" fo:font-size="15pt" style:font-size-asian="15pt" style:font-size-complex="15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6">string res(s.size(), ' '); <text:s/></text:p>
      <text:p text:style-name="P6"/>
      <text:p text:style-name="P7">// Creates a string of length s.size() with all characters as space.</text:p>
      <text:p text:style-name="P7">// Ensures res[i] is valid for assignment.</text:p>
      <text:p text:style-name="P3"/>
      <text:p text:style-name="P24">Greedy Solution Technique:</text:p>
      <text:p text:style-name="P22"/>
      <text:p text:style-name="P23">A greedy algorithm solves a problem by selecting the most beneficial available option at each step without reconsidering earlier decisions. Such algorithms are straightforward to implement, but may not always provide an optimal answer unless the problem satisfies the "greedy choice property" and "optimal substructure property".</text:p>
      <text:p text:style-name="P3"/>
      <text:h text:style-name="P11" text:outline-level="2"><text:bookmark text:name="common-greedy-problems-for-practice-in-c"/>Common Greedy Problems for Practice (in C++)</text:h>
      <text:list text:style-name="L1">
        <text:list-item>
          <text:p text:style-name="P25">Activity Selection Problem</text:p>
        </text:list-item>
        <text:list-item>
          <text:p text:style-name="P25">Coin Change / Minimum Number of Coins</text:p>
        </text:list-item>
        <text:list-item>
          <text:p text:style-name="P25">Fractional Knapsack Problem</text:p>
        </text:list-item>
        <text:list-item>
          <text:p text:style-name="P25">Job Sequencing Problem</text:p>
        </text:list-item>
        <text:list-item>
          <text:p text:style-name="P25">Huffman Coding (for compression)</text:p>
        </text:list-item>
        <text:list-item>
          <text:p text:style-name="P25">Minimum Spanning Tree (Prim's and Kruskal's Algorithm)</text:p>
        </text:list-item>
      </text:list>
      <text:p text:style-name="P26"/>
      <text:h text:style-name="P12" text:outline-level="2"><text:bookmark text:name="example-coin-change-minimum-coins-in-c"/>Coin Change (Minimum Coins) </text:h>
      <text:p text:style-name="P26"/>
      <text:p text:style-name="P26">#include &lt;iostream&gt;</text:p>
      <text:p text:style-name="P26">#include &lt;vector&gt;</text:p>
      <text:p text:style-name="P26">using namespace std;</text:p>
      <text:p text:style-name="P26">void findMinCoins(int amount, vector&lt;int&gt;&amp; coins) {</text:p>
      <text:p text:style-name="P26"><text:s text:c="4"/>vector&lt;int&gt; result;</text:p>
      <text:p text:style-name="P26"><text:s text:c="4"/>for (int i = 0; i &lt; coins.size(); i++) {</text:p>
      <text:p text:style-name="P26"><text:s text:c="8"/>while (amount &gt;= coins[i]) {</text:p>
      <text:p text:style-name="P26"><text:s text:c="12"/>amount -= coins[i];</text:p>
      <text:p text:style-name="P26"><text:s text:c="12"/>result.push_back(coins[i]);</text:p>
      <text:p text:style-name="P26"><text:s text:c="8"/>}</text:p>
      <text:p text:style-name="P26"><text:s text:c="4"/>}</text:p>
      <text:p text:style-name="P26"><text:s text:c="4"/>cout &lt;&lt; "Coins used: ";</text:p>
      <text:p text:style-name="P26"><text:s text:c="4"/>for (int coin : result) cout &lt;&lt; coin &lt;&lt; " ";</text:p>
      <text:p text:style-name="P26"><text:soft-page-break/>}</text:p>
      <text:p text:style-name="P26">int main() {</text:p>
      <text:p text:style-name="P26"><text:s text:c="4"/>int amount = 49;</text:p>
      <text:p text:style-name="P26"><text:s text:c="4"/>vector&lt;int&gt; coins = {25, 10, 5, 1};</text:p>
      <text:p text:style-name="P26"><text:s text:c="4"/>findMinCoins(amount, coins);</text:p>
      <text:p text:style-name="P26"><text:s text:c="4"/>return 0;</text:p>
      <text:p text:style-name="P26">}</text:p>
      <text:p text:style-name="P26"/>
      <text:h text:style-name="P11" text:outline-level="2"><text:span text:style-name="Strong_20_Emphasis">Code Walkthrough</text:span></text:h>
      <text:h text:style-name="Heading_20_3" text:outline-level="3">1. Function <text:span text:style-name="Source_20_Text">findMinCoins</text:span></text:h>
      <text:p text:style-name="P14"><text:span text:style-name="Source_20_Text">void findMinCoins(int amount, vector&lt;int&gt;&amp; coins) {</text:span></text:p>
      <text:p text:style-name="P16"><text:span text:style-name="Source_20_Text"><text:s text:c="4"/>vector&lt;int&gt; result;</text:span></text:p>
      <text:p text:style-name="P16"><text:span text:style-name="Source_20_Text"><text:s text:c="4"/>for (int i = 0; i &lt; coins.size(); i++) {</text:span></text:p>
      <text:p text:style-name="P16"><text:span text:style-name="Source_20_Text"><text:s text:c="8"/>while (amount &gt;= coins[i]) {</text:span></text:p>
      <text:p text:style-name="P16"><text:span text:style-name="Source_20_Text"><text:s text:c="12"/>amount -= coins[i];</text:span></text:p>
      <text:p text:style-name="P16"><text:span text:style-name="Source_20_Text"><text:s text:c="12"/>result.push_back(coins[i]);</text:span></text:p>
      <text:p text:style-name="P16"><text:span text:style-name="Source_20_Text"><text:s text:c="8"/>}</text:span></text:p>
      <text:p text:style-name="P16"><text:span text:style-name="Source_20_Text"><text:s text:c="4"/>}</text:span></text:p>
      <text:p text:style-name="P16"><text:span text:style-name="Source_20_Text"><text:s text:c="4"/>cout &lt;&lt; "Coins used: ";</text:span></text:p>
      <text:p text:style-name="P16"><text:span text:style-name="Source_20_Text"><text:s text:c="4"/>for (int coin : result) cout &lt;&lt; coin &lt;&lt; " ";</text:span></text:p>
      <text:p text:style-name="P17"><text:span text:style-name="Source_20_Text">}</text:span></text:p>
      <text:h text:style-name="Heading_20_4" text:outline-level="4">Step by step:</text:h>
      <text:list text:style-name="L2">
        <text:list-item>
          <text:p text:style-name="P27"><text:span text:style-name="Strong_20_Emphasis"><text:span text:style-name="Source_20_Text">vector&lt;int&gt; result;</text:span></text:span></text:p>
          <text:list>
            <text:list-item>
              <text:p text:style-name="P27">This stores all the coins that we will use to make up the amount.</text:p>
            </text:list-item>
          </text:list>
        </text:list-item>
        <text:list-item>
          <text:p text:style-name="P27"><text:span text:style-name="Strong_20_Emphasis"><text:span text:style-name="Source_20_Text">for (int i = 0; i &lt; coins.size(); i++)</text:span></text:span></text:p>
          <text:list>
            <text:list-item>
              <text:p text:style-name="P27">Loops over the coins <text:span text:style-name="Strong_20_Emphasis">from largest to smallest</text:span>.</text:p>
            </text:list-item>
            <text:list-item>
              <text:p text:style-name="P27">Important: The algorithm only works correctly if coins are sorted <text:span text:style-name="Strong_20_Emphasis">in descending order</text:span>.</text:p>
            </text:list-item>
          </text:list>
        </text:list-item>
        <text:list-item>
          <text:p text:style-name="P27"><text:span text:style-name="Strong_20_Emphasis"><text:span text:style-name="Source_20_Text">while (amount &gt;= coins[i])</text:span></text:span></text:p>
          <text:list>
            <text:list-item>
              <text:p text:style-name="P27">Keeps subtracting the current coin from <text:span text:style-name="Source_20_Text">amount</text:span> <text:span text:style-name="Strong_20_Emphasis">as long as it fits</text:span>.</text:p>
            </text:list-item>
            <text:list-item>
              <text:p text:style-name="P27">Each time we subtract, we also <text:span text:style-name="Strong_20_Emphasis">add the coin to the result</text:span>.</text:p>
            </text:list-item>
          </text:list>
        </text:list-item>
        <text:list-item>
          <text:p text:style-name="P27"><text:span text:style-name="Strong_20_Emphasis"><text:span text:style-name="Source_20_Text">amount -= coins[i];</text:span></text:span></text:p>
          <text:list>
            <text:list-item>
              <text:p text:style-name="P27">Reduce the remaining amount by the coin value.</text:p>
            </text:list-item>
          </text:list>
        </text:list-item>
        <text:list-item>
          <text:p text:style-name="P27"><text:span text:style-name="Strong_20_Emphasis"><text:span text:style-name="Source_20_Text">result.push_back(coins[i]);</text:span></text:span></text:p>
          <text:list>
            <text:list-item>
              <text:p text:style-name="P27">Store that coin in the result vector.</text:p>
            </text:list-item>
          </text:list>
        </text:list-item>
        <text:list-item>
          <text:p text:style-name="P27"><text:span text:style-name="Strong_20_Emphasis">Printing the result</text:span></text:p>
          <text:p text:style-name="P18"><text:soft-page-break/><text:span text:style-name="Source_20_Text">for (int coin : result) cout &lt;&lt; coin &lt;&lt; " ";</text:span></text:p>
          <text:list>
            <text:list-item>
              <text:p text:style-name="P27">Shows the coins that were used to make the amount.</text:p>
            </text:list-item>
          </text:list>
        </text:list-item>
      </text:list>
      <text:p text:style-name="Horizontal_20_Line"/>
      <text:h text:style-name="Heading_20_3" text:outline-level="3"><text:span text:style-name="Strong_20_Emphasis">Example Execution</text:span></text:h>
      <text:p text:style-name="Text_20_body"><text:span text:style-name="Strong_20_Emphasis">Input</text:span>: <text:span text:style-name="Source_20_Text">amount = 49</text:span>, <text:span text:style-name="Source_20_Text">coins = {25, 10, 5, 1}</text:span></text:p>
      <text:list text:style-name="L3">
        <text:list-item>
          <text:p text:style-name="P28">Start with largest coin <text:span text:style-name="Source_20_Text">25</text:span></text:p>
          <text:list>
            <text:list-item>
              <text:p text:style-name="P28"><text:span text:style-name="Source_20_Text">49 &gt;= 25</text:span> → subtract 25 → remaining = 24 → add 25 to result</text:p>
            </text:list-item>
            <text:list-item>
              <text:p text:style-name="P28"><text:span text:style-name="Source_20_Text">24 &gt;= 25</text:span>? No → move to next coin</text:p>
            </text:list-item>
          </text:list>
        </text:list-item>
        <text:list-item>
          <text:p text:style-name="P28">Next coin <text:span text:style-name="Source_20_Text">10</text:span></text:p>
          <text:list>
            <text:list-item>
              <text:p text:style-name="P28"><text:span text:style-name="Source_20_Text">24 &gt;= 10</text:span> → subtract 10 → remaining = 14 → add 10</text:p>
            </text:list-item>
            <text:list-item>
              <text:p text:style-name="P28"><text:span text:style-name="Source_20_Text">14 &gt;= 10</text:span> → subtract 10 → remaining = 4 → add 10</text:p>
            </text:list-item>
          </text:list>
        </text:list-item>
        <text:list-item>
          <text:p text:style-name="P28">Next coin <text:span text:style-name="Source_20_Text">5</text:span></text:p>
          <text:list>
            <text:list-item>
              <text:p text:style-name="P28"><text:span text:style-name="Source_20_Text">4 &gt;= 5</text:span>? No → skip</text:p>
            </text:list-item>
          </text:list>
        </text:list-item>
        <text:list-item>
          <text:p text:style-name="P28">Next coin <text:span text:style-name="Source_20_Text">1</text:span></text:p>
          <text:list>
            <text:list-item>
              <text:p text:style-name="P28"><text:span text:style-name="Source_20_Text">4 &gt;= 1</text:span> → subtract 1 → remaining = 3 → add 1</text:p>
            </text:list-item>
            <text:list-item>
              <text:p text:style-name="P28"><text:span text:style-name="Source_20_Text">3 &gt;= 1</text:span> → subtract 1 → remaining = 2 → add 1</text:p>
            </text:list-item>
            <text:list-item>
              <text:p text:style-name="P28"><text:span text:style-name="Source_20_Text">2 &gt;= 1</text:span> → subtract 1 → remaining = 1 → add 1</text:p>
            </text:list-item>
            <text:list-item>
              <text:p text:style-name="P28"><text:span text:style-name="Source_20_Text">1 &gt;= 1</text:span> → subtract 1 → remaining = 0 → add 1</text:p>
            </text:list-item>
          </text:list>
        </text:list-item>
      </text:list>
      <text:p text:style-name="Text_20_body"><text:span text:style-name="Strong_20_Emphasis">Resulting coins:</text:span> <text:span text:style-name="Source_20_Text">25, 10, 10, 1, 1, 1, 1</text:span></text:p>
      <text:p text:style-name="Text_20_body">✅ <text:span text:style-name="Strong_20_Emphasis">Total coins used:</text:span> 7</text:p>
      <text:p text:style-name="Horizontal_20_Line"/>
      <text:h text:style-name="Heading_20_3" text:outline-level="3"><text:span text:style-name="Strong_20_Emphasis">Algorithm Idea</text:span></text:h>
      <text:p text:style-name="Text_20_body">This is a <text:span text:style-name="Strong_20_Emphasis">Greedy Algorithm</text:span>:</text:p>
      <text:list text:style-name="L4">
        <text:list-item>
          <text:p text:style-name="P29">Always take the <text:span text:style-name="Strong_20_Emphasis">largest coin</text:span> possible first.</text:p>
        </text:list-item>
        <text:list-item>
          <text:p text:style-name="P29">Repeat until the amount becomes zero.</text:p>
        </text:list-item>
      </text:list>
      <text:p text:style-name="Text_20_body"><text:span text:style-name="Strong_20_Emphasis">Why it works here:</text:span></text:p>
      <text:list text:style-name="L5">
        <text:list-item>
          <text:p text:style-name="P30">Works for "canonical" coin systems like US coins <text:span text:style-name="Source_20_Text">{25,10,5,1}</text:span>.</text:p>
        </text:list-item>
        <text:list-item>
          <text:p text:style-name="P30">But <text:span text:style-name="Strong_20_Emphasis">may fail</text:span> for arbitrary coin systems.</text:p>
        </text:list-item>
      </text:list>
      <text:p text:style-name="Horizontal_20_Line"/>
      <text:h text:style-name="Heading_20_3" text:outline-level="3"><text:soft-page-break/><text:span text:style-name="Strong_20_Emphasis">Example where it fails</text:span></text:h>
      <text:p text:style-name="Text_20_body">Coins: <text:span text:style-name="Source_20_Text">{9, 6, 1}</text:span>, Amount = 11</text:p>
      <text:list text:style-name="L6">
        <text:list-item>
          <text:p text:style-name="P31">Greedy picks largest coin <text:span text:style-name="Source_20_Text">9</text:span> → remaining = 2 → then <text:span text:style-name="Source_20_Text">1 + 1</text:span> → 3 coins total</text:p>
        </text:list-item>
        <text:list-item>
          <text:p text:style-name="P31">But minimum coins = <text:span text:style-name="Source_20_Text">6 + 5×1</text:span> → 2 coins → greedy fails!</text:p>
        </text:list-item>
      </text:list>
      <text:p text:style-name="Text_20_body">✅ So greedy is <text:span text:style-name="Strong_20_Emphasis">not always optimal</text:span>, but <text:span text:style-name="Strong_20_Emphasis">fast and simple</text:span> for standard coin systems.</text:p>
      <text:p text:style-name="Horizontal_20_Line"/>
      <text:h text:style-name="Heading_20_3" text:outline-level="3"><text:span text:style-name="Strong_20_Emphasis">Time Complexity</text:span></text:h>
      <text:list text:style-name="L7">
        <text:list-item>
          <text:p text:style-name="P32">Let <text:span text:style-name="Source_20_Text">n = number of coin types</text:span></text:p>
        </text:list-item>
        <text:list-item>
          <text:p text:style-name="P32">Let <text:span text:style-name="Source_20_Text">amount = A</text:span></text:p>
        </text:list-item>
        <text:list-item>
          <text:p text:style-name="P32">In worst case: <text:span text:style-name="Strong_20_Emphasis">O(n × amount)</text:span> because inner <text:span text:style-name="Source_20_Text">while</text:span> loop can run up to <text:span text:style-name="Source_20_Text">amount</text:span> times.</text:p>
        </text:list-item>
      </text:list>
      <text:p text:style-name="Horizontal_20_Line"/>
      <text:h text:style-name="Heading_20_3" text:outline-level="3"><text:span text:style-name="Strong_20_Emphasis">When to Use</text:span></text:h>
      <text:list text:style-name="L8">
        <text:list-item>
          <text:p text:style-name="P33"><text:span text:style-name="T1">Small </text:span><text:span text:style-name="Source_20_Text"><text:span text:style-name="T1">amount</text:span></text:span><text:span text:style-name="T1"> and few coins → greedy is simple and fast.</text:span></text:p>
        </text:list-item>
        <text:list-item>
          <text:p text:style-name="P35">Standard currency systems (like USD, Euro) → greedy works perfectly.</text:p>
        </text:list-item>
        <text:list-item>
          <text:p text:style-name="P33">Arbitrary coin denominations → better to use <text:span text:style-name="Strong_20_Emphasis">Dynamic Programming (DP)</text:span> for guaranteed minimum.</text:p>
        </text:list-item>
      </text:list>
      <text:p text:style-name="Horizontal_20_Line"/>
      <text:h text:style-name="Heading_20_3" text:outline-level="3"><text:span text:style-name="Strong_20_Emphasis"><text:span text:style-name="T4">Dynamic Programming Alternative</text:span></text:span></text:h>
      <text:list text:style-name="L9">
        <text:list-item>
          <text:p text:style-name="P34">Create a <text:span text:style-name="Source_20_Text">dp</text:span> array where <text:span text:style-name="Source_20_Text">dp[i] = minimum coins to make i</text:span></text:p>
        </text:list-item>
        <text:list-item>
          <text:p text:style-name="P34">Formula:</text:p>
          <text:p text:style-name="P20"><text:span text:style-name="Source_20_Text">dp[0] = 0</text:span></text:p>
          <text:p text:style-name="P19"><text:span text:style-name="Source_20_Text">dp[i] = min(dp[i - coin] + 1 for each coin &lt;= i)</text:span></text:p>
        </text:list-item>
        <text:list-item>
          <text:p text:style-name="P34">Guaranteed correct for <text:span text:style-name="Strong_20_Emphasis">any coin system</text:span>.<text:line-break/><text:line-break/></text:p>
        </text:list-item>
      </text:list>
      <text:h text:style-name="P10" text:outline-level="1">🌟 The Core Idea</text:h>
      <text:p text:style-name="P49">Think of the problem like this:</text:p>
      <text:p text:style-name="Text_20_body"><text:span text:style-name="T3">👉 You want to build the amount </text:span><text:span text:style-name="Source_20_Text"><text:span text:style-name="T3">A</text:span></text:span><text:span text:style-name="T3"> (like 11) using the </text:span><text:span text:style-name="Strong_20_Emphasis"><text:span text:style-name="T3">smallest number of coins</text:span></text:span><text:span text:style-name="T3">.<text:line-break/>👉 Instead of jumping straight to </text:span><text:span text:style-name="Source_20_Text"><text:span text:style-name="T3">A</text:span></text:span><text:span text:style-name="T3">, let’s </text:span><text:span text:style-name="Strong_20_Emphasis"><text:span text:style-name="T3">build up smaller amounts step by step</text:span></text:span><text:span text:style-name="T3">.</text:span></text:p>
      <text:p text:style-name="Text_20_body"><text:span text:style-name="T3">This is what </text:span><text:span text:style-name="Strong_20_Emphasis"><text:span text:style-name="T3">Dynamic Programming</text:span></text:span><text:span text:style-name="T3"> does:</text:span></text:p>
      <text:list text:style-name="L10">
        <text:list-item>
          <text:p text:style-name="P36"><text:span text:style-name="T3">Solve </text:span><text:span text:style-name="Strong_20_Emphasis"><text:span text:style-name="T3">smaller problems</text:span></text:span><text:span text:style-name="T3"> first,</text:span></text:p>
        </text:list-item>
        <text:list-item>
          <text:p text:style-name="P36"><text:span text:style-name="T3">Use their solutions to solve </text:span><text:span text:style-name="Strong_20_Emphasis"><text:span text:style-name="T3">bigger problems</text:span></text:span><text:span text:style-name="T3">.</text:span></text:p>
        </text:list-item>
      </text:list>
      <text:p text:style-name="P8"><text:soft-page-break/></text:p>
      <text:h text:style-name="P10" text:outline-level="1">🔹 Step 1: Define the Subproblem</text:h>
      <text:p text:style-name="P49">We define:</text:p>
      <text:p text:style-name="P15"><text:span text:style-name="Source_20_Text"><text:span text:style-name="T3">dp[i] = minimum number of coins needed to make amount i</text:span></text:span></text:p>
      <text:p text:style-name="P49">So:</text:p>
      <text:list text:style-name="L11">
        <text:list-item>
          <text:p text:style-name="P37"><text:span text:style-name="Source_20_Text"><text:span text:style-name="T3">dp[0] = 0</text:span></text:span><text:span text:style-name="T3"> (to make 0 amount, you need 0 coins).</text:span></text:p>
        </text:list-item>
        <text:list-item>
          <text:p text:style-name="P37"><text:span text:style-name="T3">For all others, start with </text:span><text:span text:style-name="Source_20_Text"><text:span text:style-name="T3">dp[i] = INF</text:span></text:span><text:span text:style-name="T3"> (very large number).</text:span></text:p>
        </text:list-item>
      </text:list>
      <text:p text:style-name="P8"/>
      <text:h text:style-name="P10" text:outline-level="1">🔹 Step 2: Relation Between Subproblems</text:h>
      <text:p text:style-name="Text_20_body"><text:span text:style-name="T3">How do we find </text:span><text:span text:style-name="Source_20_Text"><text:span text:style-name="T3">dp[i]</text:span></text:span><text:span text:style-name="T3">?</text:span></text:p>
      <text:p text:style-name="Text_20_body"><text:span text:style-name="T3">👉 Imagine the </text:span><text:span text:style-name="Strong_20_Emphasis"><text:span text:style-name="T3">last coin</text:span></text:span><text:span text:style-name="T3"> you use to make amount </text:span><text:span text:style-name="Source_20_Text"><text:span text:style-name="T3">i</text:span></text:span><text:span text:style-name="T3">.</text:span></text:p>
      <text:list text:style-name="L12">
        <text:list-item>
          <text:p text:style-name="P38"><text:span text:style-name="T3">If the last coin is </text:span><text:span text:style-name="Source_20_Text"><text:span text:style-name="T3">c</text:span></text:span><text:span text:style-name="T3">, then before using it, you must have already formed </text:span><text:span text:style-name="Source_20_Text"><text:span text:style-name="T3">i - c</text:span></text:span><text:span text:style-name="T3">.</text:span></text:p>
        </text:list-item>
      </text:list>
      <text:p text:style-name="P49">So the formula is:</text:p>
      <text:p text:style-name="P15"><text:span text:style-name="Source_20_Text"><text:span text:style-name="T3">dp[i] = min(dp[i - c] + 1) for all coins c where i &gt;= c</text:span></text:span></text:p>
      <text:list text:style-name="L13">
        <text:list-item>
          <text:p text:style-name="P39"><text:span text:style-name="Source_20_Text"><text:span text:style-name="T3">dp[i - c]</text:span></text:span><text:span text:style-name="T3"> = best way to make the smaller amount</text:span></text:p>
        </text:list-item>
        <text:list-item>
          <text:p text:style-name="P39"><text:span text:style-name="Source_20_Text"><text:span text:style-name="T3">+1</text:span></text:span><text:span text:style-name="T3"> = the last coin we just used</text:span></text:p>
        </text:list-item>
      </text:list>
      <text:p text:style-name="P8"/>
      <text:h text:style-name="P10" text:outline-level="1">🔹 Step 3: Build Bottom-Up</text:h>
      <text:p text:style-name="Text_20_body"><text:span text:style-name="T3">We start from </text:span><text:span text:style-name="Source_20_Text"><text:span text:style-name="T3">dp[0]</text:span></text:span><text:span text:style-name="T3"> and go up to </text:span><text:span text:style-name="Source_20_Text"><text:span text:style-name="T3">dp[amount]</text:span></text:span><text:span text:style-name="T3">, filling in values.</text:span></text:p>
      <text:p text:style-name="P8"/>
      <text:h text:style-name="P10" text:outline-level="1">🔹 Example Walkthrough (Coins = {9, 6, 1}, Amount = 11)</text:h>
      <text:p text:style-name="Text_20_body"><text:span text:style-name="T3">We want </text:span><text:span text:style-name="Source_20_Text"><text:span text:style-name="T3">dp[11]</text:span></text:span><text:span text:style-name="T3">.</text:span></text:p>
      <text:h text:style-name="P13" text:outline-level="3">Initialization</text:h>
      <text:p text:style-name="P14"><text:span text:style-name="Source_20_Text"><text:span text:style-name="T3">dp[0] = 0</text:span></text:span></text:p>
      <text:p text:style-name="P17"><text:span text:style-name="Source_20_Text"><text:span text:style-name="T3">dp[1..11] = INF (big number)</text:span></text:span></text:p>
      <text:p text:style-name="P8"/>
      <text:h text:style-name="P13" text:outline-level="3">Fill values step by step</text:h>
      <text:p text:style-name="Text_20_body"><text:span text:style-name="Strong_20_Emphasis"><text:span text:style-name="T3">i = 1</text:span></text:span></text:p>
      <text:list text:style-name="L14">
        <text:list-item>
          <text:p text:style-name="P40"><text:soft-page-break/><text:span text:style-name="T3">Try coin 1 → </text:span><text:span text:style-name="Source_20_Text"><text:span text:style-name="T3">dp[1] = dp[0] + 1 = 1</text:span></text:span></text:p>
        </text:list-item>
      </text:list>
      <text:p text:style-name="Text_20_body"><text:span text:style-name="Strong_20_Emphasis"><text:span text:style-name="T3">i = 2</text:span></text:span></text:p>
      <text:list text:style-name="L15">
        <text:list-item>
          <text:p text:style-name="P41"><text:span text:style-name="T3">Try coin 1 → </text:span><text:span text:style-name="Source_20_Text"><text:span text:style-name="T3">dp[2] = dp[1] + 1 = 2</text:span></text:span></text:p>
        </text:list-item>
      </text:list>
      <text:p text:style-name="Text_20_body"><text:span text:style-name="Strong_20_Emphasis"><text:span text:style-name="T3">i = 3</text:span></text:span></text:p>
      <text:list text:style-name="L16">
        <text:list-item>
          <text:p text:style-name="P42"><text:span text:style-name="T3">Try coin 1 → </text:span><text:span text:style-name="Source_20_Text"><text:span text:style-name="T3">dp[3] = dp[2] + 1 = 3</text:span></text:span></text:p>
        </text:list-item>
      </text:list>
      <text:p text:style-name="P49">... keep going ...</text:p>
      <text:p text:style-name="Text_20_body"><text:span text:style-name="Strong_20_Emphasis"><text:span text:style-name="T3">i = 6</text:span></text:span></text:p>
      <text:list text:style-name="L17">
        <text:list-item>
          <text:p text:style-name="P43"><text:span text:style-name="T3">Try coin 6 → </text:span><text:span text:style-name="Source_20_Text"><text:span text:style-name="T3">dp[6] = dp[0] + 1 = 1</text:span></text:span><text:span text:style-name="T3"> (best way to make 6 is 1 coin of 6)</text:span></text:p>
        </text:list-item>
      </text:list>
      <text:p text:style-name="Text_20_body"><text:span text:style-name="Strong_20_Emphasis"><text:span text:style-name="T3">i = 9</text:span></text:span></text:p>
      <text:list text:style-name="L18">
        <text:list-item>
          <text:p text:style-name="P44"><text:span text:style-name="T3">Try coin 9 → </text:span><text:span text:style-name="Source_20_Text"><text:span text:style-name="T3">dp[9] = dp[0] + 1 = 1</text:span></text:span><text:span text:style-name="T3"> (best way to make 9 is 1 coin of 9)</text:span></text:p>
        </text:list-item>
      </text:list>
      <text:p text:style-name="Text_20_body"><text:span text:style-name="Strong_20_Emphasis"><text:span text:style-name="T3">i = 11</text:span></text:span></text:p>
      <text:list text:style-name="L19">
        <text:list-item>
          <text:p text:style-name="P45"><text:span text:style-name="T3">Try coin 1 → </text:span><text:span text:style-name="Source_20_Text"><text:span text:style-name="T3">dp[11] = dp[10] + 1</text:span></text:span></text:p>
        </text:list-item>
        <text:list-item>
          <text:p text:style-name="P45"><text:span text:style-name="T3">Try coin 6 → </text:span><text:span text:style-name="Source_20_Text"><text:span text:style-name="T3">dp[11] = min(dp[11], dp[5] + 1)</text:span></text:span></text:p>
        </text:list-item>
        <text:list-item>
          <text:p text:style-name="P45"><text:span text:style-name="T3">Try coin 9 → </text:span><text:span text:style-name="Source_20_Text"><text:span text:style-name="T3">dp[11] = min(dp[11], dp[2] + 1)</text:span></text:span></text:p>
        </text:list-item>
      </text:list>
      <text:p text:style-name="P49">Check them:</text:p>
      <text:list text:style-name="L20">
        <text:list-item>
          <text:p text:style-name="P46"><text:span text:style-name="Source_20_Text"><text:span text:style-name="T3">dp[10]</text:span></text:span><text:span text:style-name="T3"> = 2 (10 = 9 + 1) → so </text:span><text:span text:style-name="Source_20_Text"><text:span text:style-name="T3">dp[11] = 2 + 1 = 3</text:span></text:span></text:p>
        </text:list-item>
        <text:list-item>
          <text:p text:style-name="P46"><text:span text:style-name="Source_20_Text"><text:span text:style-name="T3">dp[5]</text:span></text:span><text:span text:style-name="T3"> = 5 (1+1+1+1+1) → so </text:span><text:span text:style-name="Source_20_Text"><text:span text:style-name="T3">dp[11] = 5 + 1 = 6</text:span></text:span></text:p>
        </text:list-item>
        <text:list-item>
          <text:p text:style-name="P46"><text:span text:style-name="Source_20_Text"><text:span text:style-name="T3">dp[2]</text:span></text:span><text:span text:style-name="T3"> = 2 (1+1) → so </text:span><text:span text:style-name="Source_20_Text"><text:span text:style-name="T3">dp[11] = 2 + 1 = 3</text:span></text:span></text:p>
        </text:list-item>
      </text:list>
      <text:p text:style-name="P49">✅ Minimum = 3</text:p>
      <text:p text:style-name="Text_20_body"><text:span text:style-name="T3">So </text:span><text:span text:style-name="Source_20_Text"><text:span text:style-name="T3">dp[11] = 3</text:span></text:span></text:p>
      <text:p text:style-name="P8"/>
      <text:h text:style-name="P10" text:outline-level="1">🔹 Visualization</text:h>
      <text:p text:style-name="Text_20_body"><text:span text:style-name="T3">Think of it as </text:span><text:span text:style-name="Strong_20_Emphasis"><text:span text:style-name="T3">stairs climbing</text:span></text:span><text:span text:style-name="T3">:</text:span></text:p>
      <text:list text:style-name="L21">
        <text:list-item>
          <text:p text:style-name="P50">To reach stair 11, your last step could be:</text:p>
          <text:list>
            <text:list-item>
              <text:p text:style-name="P47"><text:span text:style-name="T3">A </text:span><text:span text:style-name="Strong_20_Emphasis"><text:span text:style-name="T3">1-step</text:span></text:span><text:span text:style-name="T3"> (from stair 10)</text:span></text:p>
            </text:list-item>
            <text:list-item>
              <text:p text:style-name="P47"><text:span text:style-name="T3">A </text:span><text:span text:style-name="Strong_20_Emphasis"><text:span text:style-name="T3">6-step</text:span></text:span><text:span text:style-name="T3"> (from stair 5)</text:span></text:p>
            </text:list-item>
            <text:list-item>
              <text:p text:style-name="P47"><text:span text:style-name="T3">A </text:span><text:span text:style-name="Strong_20_Emphasis"><text:span text:style-name="T3">9-step</text:span></text:span><text:span text:style-name="T3"> (from stair 2)</text:span></text:p>
            </text:list-item>
          </text:list>
        </text:list-item>
      </text:list>
      <text:p text:style-name="Text_20_body"><text:span text:style-name="T3">Then you pick whichever path used </text:span><text:span text:style-name="Strong_20_Emphasis"><text:span text:style-name="T3">fewer coins to get there</text:span></text:span><text:span text:style-name="T3">.</text:span></text:p>
      <text:p text:style-name="P8"/>
      <text:h text:style-name="P9" text:outline-level="1"><text:soft-page-break/>🔹 Why This Works</text:h>
      <text:p text:style-name="Text_20_body">Unlike greedy (which always takes the biggest coin first), DP <text:span text:style-name="Strong_20_Emphasis">considers all possibilities</text:span> and ensures we don’t miss a better option.<text:line-break/>That’s why DP always gives the <text:span text:style-name="Strong_20_Emphasis">true minimum coins</text:span>.</text:p>
      <text:p text:style-name="Horizontal_20_Line"/>
      <text:h text:style-name="P9" text:outline-level="1">🔹 Formula (Final)</text:h>
      <text:p text:style-name="P14"><text:span text:style-name="Source_20_Text">dp[0] = 0</text:span></text:p>
      <text:p text:style-name="P16"><text:span text:style-name="Source_20_Text">for i = 1..amount:</text:span></text:p>
      <text:p text:style-name="P17"><text:span text:style-name="Source_20_Text"><text:s text:c="4"/>dp[i] = min(dp[i - c] + 1) for all coins c &lt;= i</text:span></text:p>
      <text:p text:style-name="Horizontal_20_Line"/>
      <text:p text:style-name="Text_20_body">✅ So the <text:span text:style-name="Strong_20_Emphasis">core concept</text:span> is:</text:p>
      <text:list text:style-name="L22">
        <text:list-item>
          <text:p text:style-name="P48">Break big problem (<text:span text:style-name="Source_20_Text">amount</text:span>) into smaller subproblems (<text:span text:style-name="Source_20_Text">amount - coin</text:span>).</text:p>
        </text:list-item>
        <text:list-item>
          <text:p text:style-name="P48">Solve each subproblem only once, store it in <text:span text:style-name="Source_20_Text">dp</text:span>.</text:p>
        </text:list-item>
        <text:list-item>
          <text:p text:style-name="P48">Build up the answer from <text:span text:style-name="Source_20_Text">dp[0]</text:span> to <text:span text:style-name="Source_20_Text">dp[amount]</text:span>.</text:p>
        </text:list-item>
      </text:list>
      <text:p text:style-name="Text_20_body"/>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 text:c="2"/>Long Number + Math <text:s text:c="2"/>#######</text:p>
      <text:p text:style-name="P1"/>
      <text:p text:style-name="P1">#include &lt;bits/stdc++.h&gt;</text:p>
      <text:p text:style-name="P1">using namespace std;</text:p>
      <text:p text:style-name="P1">int main() {</text:p>
      <text:p text:style-name="P1"><text:s text:c="4"/>ios::sync_with_stdio(false);</text:p>
      <text:p text:style-name="P1"><text:s text:c="4"/>cin.tie(nullptr);</text:p>
      <text:p text:style-name="P1"/>
      <text:p text:style-name="P1"><text:s text:c="4"/>int t;</text:p>
      <text:p text:style-name="P2"><text:s text:c="4"/>if(!(cin &gt;&gt; t)) return 0;</text:p>
      <text:p text:style-name="P2"><text:line-break/></text:p>
      <text:p text:style-name="P4"><text:s text:c="4"/>while (t--) {</text:p>
      <text:p text:style-name="P4"><text:s text:c="8"/>long long n;</text:p>
      <text:p text:style-name="P4"><text:s text:c="8"/>cin &gt;&gt; n;</text:p>
      <text:p text:style-name="P4"><text:s text:c="8"/>vector&lt;long long&gt; ans;</text:p>
      <text:p text:style-name="P4"><text:s text:c="8"/>__int128 pow10 = 10; // 10^1</text:p>
      <text:p text:style-name="P4"><text:s text:c="8"/>while (true) {</text:p>
      <text:p text:style-name="P4"><text:s text:c="12"/>__int128 denom = pow10 + 1; // 10^k + 1</text:p>
      <text:p text:style-name="P4"><text:s text:c="12"/>if (denom &gt; (__int128)n) break;</text:p>
      <text:p text:style-name="P4"><text:s text:c="12"/>long long d = (long long)denom;</text:p>
      <text:p text:style-name="P4"><text:s text:c="12"/>if (n % d == 0) {</text:p>
      <text:p text:style-name="P4"><text:s text:c="16"/>long long x = n / d;</text:p>
      <text:p text:style-name="P4"><text:s text:c="16"/>if (x &gt; 0) ans.push_back(x);</text:p>
      <text:p text:style-name="P4"><text:s text:c="12"/>}</text:p>
      <text:p text:style-name="P4"><text:s text:c="12"/>pow10 *= 10;</text:p>
      <text:p text:style-name="P5"><text:s text:c="8"/>}</text:p>
      <text:p text:style-name="P2"><text:line-break/></text:p>
      <text:p text:style-name="P1"><text:s text:c="8"/>if (ans.empty()) {</text:p>
      <text:p text:style-name="P1"><text:s text:c="12"/>cout &lt;&lt; 0 &lt;&lt; '\n';</text:p>
      <text:p text:style-name="P1"><text:s text:c="8"/>} else {</text:p>
      <text:p text:style-name="P1"><text:s text:c="12"/>sort(ans.begin(), ans.end());</text:p>
      <text:p text:style-name="P1"><text:s text:c="12"/>cout &lt;&lt; ans.size() &lt;&lt; '\n';</text:p>
      <text:p text:style-name="P1"><text:s text:c="12"/>for (size_t i = 0; i &lt; ans.size(); ++i) {</text:p>
      <text:p text:style-name="P1"><text:soft-page-break/><text:s text:c="16"/>if (i) cout &lt;&lt; ' ';</text:p>
      <text:p text:style-name="P1"><text:s text:c="16"/>cout &lt;&lt; ans[i];</text:p>
      <text:p text:style-name="P1"><text:s text:c="12"/>}</text:p>
      <text:p text:style-name="P1"><text:s text:c="12"/>cout &lt;&lt; '\n';</text:p>
      <text:p text:style-name="P1"><text:s text:c="8"/>}</text:p>
      <text:p text:style-name="P1"><text:s text:c="4"/>}</text:p>
      <text:p text:style-name="P1"><text:s text:c="4"/>return 0;</text:p>
      <text:p text:style-name="P1">}<text:line-break/><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fkGroteskNeue" svg:font-family="fkGroteskNeue, ui-sans-serif, system-ui, apple-system, BlinkMacSystemFont, 'Segoe UI', Roboto, 'Helvetica Neue', Arial, 'Noto Sans', sans-serif, 'Apple Color Emoji', 'Segoe UI Emoji', 'Segoe UI Symbol', 'Noto Color Emoji', 'Hiragino Sans', 'PingFang SC', 'Apple SD Gothic Neo', 'Yu Gothic', 'Microsoft YaHei', 'Microsoft JhengHei', Meiry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2T06:39:40.963926639</meta:creation-date>
    <meta:generator>LibreOffice/24.2.7.2$Linux_X86_64 LibreOffice_project/420$Build-2</meta:generator>
    <dc:date>2025-09-02T11:42:58.601267303</dc:date>
    <meta:editing-duration>PT49M16S</meta:editing-duration>
    <meta:editing-cycles>8</meta:editing-cycles>
    <meta:document-statistic meta:table-count="0" meta:image-count="0" meta:object-count="0" meta:page-count="9" meta:paragraph-count="210" meta:word-count="1447" meta:character-count="7289" meta:non-whitespace-character-count="5664"/>
  </office:meta>
</office:document-meta>
</file>